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43.5pt" svg:y="12.81pt">
            <draw:object draw:notify-on-update-of-ranges="Sheet1.A2:Sheet1.A8 Sheet1.B2:Sheet1.B8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242.73pt" svg:y="279.35pt">
            <draw:object draw:notify-on-update-of-ranges="Sheet1.A12:Sheet1.A18 Sheet1.B12:Sheet1.B18 Sheet1.C12:Sheet1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832.03pt" svg:y="51.19pt">
            <draw:object draw:notify-on-update-of-ranges="Sheet1.A2:Sheet1.A8 Sheet1.B2:Sheet1.B8 Sheet1.B12:Sheet1.B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246.64pt" svg:y="554.2pt">
            <draw:object draw:notify-on-update-of-ranges="Sheet1.A22:Sheet1.A28 Sheet1.B22:Sheet1.B28 Sheet1.C22:Sheet1.C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ersistence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Variational</text:p>
          </table:table-cell>
          <table:table-cell table:number-columns-repeated="1021"/>
        </table:table-row>
        <table:table-row table:style-name="ro1">
          <table:table-cell office:value-type="float" office:value="5.57092" calcext:value-type="float">
            <text:p>5.57092</text:p>
          </table:table-cell>
          <table:table-cell office:value-type="float" office:value="8.667" calcext:value-type="float">
            <text:p>8.667</text:p>
          </table:table-cell>
          <table:table-cell office:value-type="float" office:value="8.657" calcext:value-type="float">
            <text:p>8.657</text:p>
          </table:table-cell>
          <table:table-cell table:number-columns-repeated="1021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8.51" calcext:value-type="float">
            <text:p>8.51</text:p>
          </table:table-cell>
          <table:table-cell office:value-type="float" office:value="8.487" calcext:value-type="float">
            <text:p>8.487</text:p>
          </table:table-cell>
          <table:table-cell table:number-columns-repeated="1021"/>
        </table:table-row>
        <table:table-row table:style-name="ro1">
          <table:table-cell office:value-type="float" office:value="12.177" calcext:value-type="float">
            <text:p>12.177</text:p>
          </table:table-cell>
          <table:table-cell office:value-type="float" office:value="8.85" calcext:value-type="float">
            <text:p>8.85</text:p>
          </table:table-cell>
          <table:table-cell office:value-type="float" office:value="8.745" calcext:value-type="float">
            <text:p>8.745</text:p>
          </table:table-cell>
          <table:table-cell table:number-columns-repeated="1021"/>
        </table:table-row>
        <table:table-row table:style-name="ro1">
          <table:table-cell office:value-type="float" office:value="13.178" calcext:value-type="float">
            <text:p>13.178</text:p>
          </table:table-cell>
          <table:table-cell office:value-type="float" office:value="9.11" calcext:value-type="float">
            <text:p>9.11</text:p>
          </table:table-cell>
          <table:table-cell office:value-type="float" office:value="8.935" calcext:value-type="float">
            <text:p>8.935</text:p>
          </table:table-cell>
          <table:table-cell table:number-columns-repeated="1021"/>
        </table:table-row>
        <table:table-row table:style-name="ro1">
          <table:table-cell office:value-type="float" office:value="13.762" calcext:value-type="float">
            <text:p>13.762</text:p>
          </table:table-cell>
          <table:table-cell office:value-type="float" office:value="9.376" calcext:value-type="float">
            <text:p>9.376</text:p>
          </table:table-cell>
          <table:table-cell office:value-type="float" office:value="9.153" calcext:value-type="float">
            <text:p>9.153</text:p>
          </table:table-cell>
          <table:table-cell table:number-columns-repeated="1021"/>
        </table:table-row>
        <table:table-row table:style-name="ro1">
          <table:table-cell office:value-type="float" office:value="14.059" calcext:value-type="float">
            <text:p>14.059</text:p>
          </table:table-cell>
          <table:table-cell office:value-type="float" office:value="9.644" calcext:value-type="float">
            <text:p>9.644</text:p>
          </table:table-cell>
          <table:table-cell office:value-type="float" office:value="9.381" calcext:value-type="float">
            <text:p>9.381</text:p>
          </table:table-cell>
          <table:table-cell table:number-columns-repeated="1021"/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9.877" calcext:value-type="float">
            <text:p>9.877</text:p>
          </table:table-cell>
          <table:table-cell office:value-type="float" office:value="9.623" calcext:value-type="float">
            <text:p>9.62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ersistence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Variational</text:p>
          </table:table-cell>
          <table:table-cell table:number-columns-repeated="1021"/>
        </table:table-row>
        <table:table-row table:style-name="ro1">
          <table:table-cell office:value-type="float" office:value="5.63178" calcext:value-type="float">
            <text:p>5.63178</text:p>
          </table:table-cell>
          <table:table-cell office:value-type="float" office:value="9.309" calcext:value-type="float">
            <text:p>9.309</text:p>
          </table:table-cell>
          <table:table-cell office:value-type="float" office:value="9.2838" calcext:value-type="float">
            <text:p>9.2838</text:p>
          </table:table-cell>
          <table:table-cell table:number-columns-repeated="1021"/>
        </table:table-row>
        <table:table-row table:style-name="ro1">
          <table:table-cell office:value-type="float" office:value="10.31381" calcext:value-type="float">
            <text:p>10.31381</text:p>
          </table:table-cell>
          <table:table-cell office:value-type="float" office:value="9.1359" calcext:value-type="float">
            <text:p>9.1359</text:p>
          </table:table-cell>
          <table:table-cell office:value-type="float" office:value="9.1159" calcext:value-type="float">
            <text:p>9.1159</text:p>
          </table:table-cell>
          <table:table-cell table:number-columns-repeated="1021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9.512" calcext:value-type="float">
            <text:p>9.512</text:p>
          </table:table-cell>
          <table:table-cell office:value-type="float" office:value="9.4218" calcext:value-type="float">
            <text:p>9.4218</text:p>
          </table:table-cell>
          <table:table-cell table:number-columns-repeated="1021"/>
        </table:table-row>
        <table:table-row table:style-name="ro1">
          <table:table-cell office:value-type="float" office:value="13.3091" calcext:value-type="float">
            <text:p>13.3091</text:p>
          </table:table-cell>
          <table:table-cell office:value-type="float" office:value="9.78933" calcext:value-type="float">
            <text:p>9.78933</text:p>
          </table:table-cell>
          <table:table-cell office:value-type="float" office:value="9.639" calcext:value-type="float">
            <text:p>9.639</text:p>
          </table:table-cell>
          <table:table-cell table:number-columns-repeated="1021"/>
        </table:table-row>
        <table:table-row table:style-name="ro1">
          <table:table-cell office:value-type="float" office:value="13.9029" calcext:value-type="float">
            <text:p>13.9029</text:p>
          </table:table-cell>
          <table:table-cell office:value-type="float" office:value="10.092" calcext:value-type="float">
            <text:p>10.092</text:p>
          </table:table-cell>
          <table:table-cell office:value-type="float" office:value="9.8852" calcext:value-type="float">
            <text:p>9.8852</text:p>
          </table:table-cell>
          <table:table-cell table:number-columns-repeated="1021"/>
        </table:table-row>
        <table:table-row table:style-name="ro1">
          <table:table-cell office:value-type="float" office:value="14.1586" calcext:value-type="float">
            <text:p>14.1586</text:p>
          </table:table-cell>
          <table:table-cell office:value-type="float" office:value="10.377" calcext:value-type="float">
            <text:p>10.377</text:p>
          </table:table-cell>
          <table:table-cell office:value-type="float" office:value="10.1422" calcext:value-type="float">
            <text:p>10.1422</text:p>
          </table:table-cell>
          <table:table-cell table:number-columns-repeated="1021"/>
        </table:table-row>
        <table:table-row table:style-name="ro1">
          <table:table-cell office:value-type="float" office:value="14.32608" calcext:value-type="float">
            <text:p>14.32608</text:p>
          </table:table-cell>
          <table:table-cell office:value-type="float" office:value="10.604" calcext:value-type="float">
            <text:p>10.604</text:p>
          </table:table-cell>
          <table:table-cell office:value-type="float" office:value="10.379" calcext:value-type="float">
            <text:p>10.37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ersistence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Variational</text:p>
          </table:table-cell>
          <table:table-cell table:number-columns-repeated="1021"/>
        </table:table-row>
        <table:table-row table:style-name="ro1">
          <table:table-cell office:value-type="float" office:value="5.63178" calcext:value-type="float">
            <text:p>5.63178</text:p>
          </table:table-cell>
          <table:table-cell office:value-type="float" office:value="9.56" calcext:value-type="float">
            <text:p>9.56</text:p>
          </table:table-cell>
          <table:table-cell office:value-type="float" office:value="9.5023" calcext:value-type="float">
            <text:p>9.5023</text:p>
          </table:table-cell>
          <table:table-cell table:number-columns-repeated="1021"/>
        </table:table-row>
        <table:table-row table:style-name="ro1">
          <table:table-cell office:value-type="float" office:value="10.31381" calcext:value-type="float">
            <text:p>10.31381</text:p>
          </table:table-cell>
          <table:table-cell office:value-type="float" office:value="9.3904" calcext:value-type="float">
            <text:p>9.3904</text:p>
          </table:table-cell>
          <table:table-cell office:value-type="float" office:value="9.259" calcext:value-type="float">
            <text:p>9.259</text:p>
          </table:table-cell>
          <table:table-cell table:number-columns-repeated="1021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9.659" calcext:value-type="float">
            <text:p>9.659</text:p>
          </table:table-cell>
          <table:table-cell office:value-type="float" office:value="9.4538" calcext:value-type="float">
            <text:p>9.4538</text:p>
          </table:table-cell>
          <table:table-cell table:number-columns-repeated="1021"/>
        </table:table-row>
        <table:table-row table:style-name="ro1">
          <table:table-cell office:value-type="float" office:value="13.3091" calcext:value-type="float">
            <text:p>13.3091</text:p>
          </table:table-cell>
          <table:table-cell office:value-type="float" office:value="9.8267" calcext:value-type="float">
            <text:p>9.8267</text:p>
          </table:table-cell>
          <table:table-cell office:value-type="float" office:value="9.5464" calcext:value-type="float">
            <text:p>9.5464</text:p>
          </table:table-cell>
          <table:table-cell table:number-columns-repeated="1021"/>
        </table:table-row>
        <table:table-row table:style-name="ro1">
          <table:table-cell office:value-type="float" office:value="13.9029" calcext:value-type="float">
            <text:p>13.9029</text:p>
          </table:table-cell>
          <table:table-cell office:value-type="float" office:value="10.0625" calcext:value-type="float">
            <text:p>10.0625</text:p>
          </table:table-cell>
          <table:table-cell office:value-type="float" office:value="9.7296" calcext:value-type="float">
            <text:p>9.7296</text:p>
          </table:table-cell>
          <table:table-cell table:number-columns-repeated="1021"/>
        </table:table-row>
        <table:table-row table:style-name="ro1">
          <table:table-cell office:value-type="float" office:value="14.1586" calcext:value-type="float">
            <text:p>14.1586</text:p>
          </table:table-cell>
          <table:table-cell office:value-type="float" office:value="10.3455" calcext:value-type="float">
            <text:p>10.3455</text:p>
          </table:table-cell>
          <table:table-cell office:value-type="float" office:value="9.9828" calcext:value-type="float">
            <text:p>9.9828</text:p>
          </table:table-cell>
          <table:table-cell table:number-columns-repeated="1021"/>
        </table:table-row>
        <table:table-row table:style-name="ro1">
          <table:table-cell office:value-type="float" office:value="14.32608" calcext:value-type="float">
            <text:p>14.32608</text:p>
          </table:table-cell>
          <table:table-cell office:value-type="float" office:value="10.568" calcext:value-type="float">
            <text:p>10.568</text:p>
          </table:table-cell>
          <table:table-cell office:value-type="float" office:value="10.2349" calcext:value-type="float">
            <text:p>10.2349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15:35:09.279483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11:17:12.368422794</meta:creation-date>
    <dc:date>2021-06-23T16:56:50.041384216</dc:date>
    <meta:editing-duration>PT1H45M39S</meta:editing-duration>
    <meta:editing-cycles>8</meta:editing-cycles>
    <meta:generator>LibreOffice/6.0.7.3$Linux_X86_64 LibreOffice_project/00m0$Build-3</meta:generator>
    <meta:document-statistic meta:table-count="1" meta:cell-count="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143cm" svg:y="0.316cm" chart:style-name="ch2">
          <text:p>Precipitable water</text:p>
        </chart:title>
        <chart:legend chart:legend-position="end" svg:x="13.47cm" svg:y="3.705cm" style:legend-expansion="high" chart:style-name="ch3"/>
        <chart:plot-area chart:style-name="ch4" table:cell-range-address="Sheet1.A2:Sheet1.C8" chart:data-source-has-labels="row" svg:x="1.33cm" svg:y="1.275cm" svg:width="11.821cm" svg:height="6.569cm">
          <chartooo:coordinate-region svg:x="1.951cm" svg:y="1.474cm" svg:width="11.2cm" svg:height="5.723cm"/>
          <chart:axis chart:dimension="x" chart:name="primary-x" chart:style-name="ch5">
            <chart:title svg:x="6.257cm" svg:y="8.024cm" chart:style-name="ch6">
              <text:p>Forecast day</text:p>
            </chart:title>
          </chart:axis>
          <chart:axis chart:dimension="y" chart:name="primary-y" chart:style-name="ch7">
            <chart:title svg:x="0.451cm" svg:y="6.045cm" chart:style-name="ch8">
              <text:p>Mean squared error</text:p>
            </chart:title>
            <chart:grid chart:style-name="ch9" chart:class="major"/>
          </chart:axis>
          <chart:series chart:style-name="ch10" chart:values-cell-range-address="Sheet1.A2:Sheet1.A8" loext:label-string="persistence" chart:class="chart:bar">
            <chart:data-point chart:repeated="7"/>
          </chart:series>
          <chart:series chart:style-name="ch11" chart:values-cell-range-address="Sheet1.B2:Sheet1.B8" loext:label-string="emulator" chart:class="chart:bar">
            <chart:data-point chart:repeated="7"/>
          </chart:series>
          <chart:series chart:style-name="ch12" chart:values-cell-range-address="Sheet1.C2:Sheet1.C8" loext:label-string="variational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istence</text:p>
              </table:table-cell>
              <table:table-cell office:value-type="string">
                <text:p>emulator</text:p>
              </table:table-cell>
              <table:table-cell office:value-type="string">
                <text:p>variation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7092">
                <text:p>5.57092</text:p>
                <draw:g>
                  <svg:desc>Sheet1.A2:Sheet1.A8</svg:desc>
                </draw:g>
              </table:table-cell>
              <table:table-cell office:value-type="float" office:value="8.667">
                <text:p>8.667</text:p>
                <draw:g>
                  <svg:desc>Sheet1.B2:Sheet1.B8</svg:desc>
                </draw:g>
              </table:table-cell>
              <table:table-cell office:value-type="float" office:value="8.657">
                <text:p>8.657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2">
                <text:p>10.22</text:p>
              </table:table-cell>
              <table:table-cell office:value-type="float" office:value="8.51">
                <text:p>8.51</text:p>
              </table:table-cell>
              <table:table-cell office:value-type="float" office:value="8.487">
                <text:p>8.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177">
                <text:p>12.177</text:p>
              </table:table-cell>
              <table:table-cell office:value-type="float" office:value="8.85">
                <text:p>8.85</text:p>
              </table:table-cell>
              <table:table-cell office:value-type="float" office:value="8.745">
                <text:p>8.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78">
                <text:p>13.178</text:p>
              </table:table-cell>
              <table:table-cell office:value-type="float" office:value="9.11">
                <text:p>9.11</text:p>
              </table:table-cell>
              <table:table-cell office:value-type="float" office:value="8.935">
                <text:p>8.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762">
                <text:p>13.762</text:p>
              </table:table-cell>
              <table:table-cell office:value-type="float" office:value="9.376">
                <text:p>9.376</text:p>
              </table:table-cell>
              <table:table-cell office:value-type="float" office:value="9.153">
                <text:p>9.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059">
                <text:p>14.059</text:p>
              </table:table-cell>
              <table:table-cell office:value-type="float" office:value="9.644">
                <text:p>9.644</text:p>
              </table:table-cell>
              <table:table-cell office:value-type="float" office:value="9.381">
                <text:p>9.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9">
                <text:p>14.19</text:p>
              </table:table-cell>
              <table:table-cell office:value-type="float" office:value="9.877">
                <text:p>9.877</text:p>
              </table:table-cell>
              <table:table-cell office:value-type="float" office:value="9.623">
                <text:p>9.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143cm" svg:y="0.316cm" chart:style-name="ch2">
          <text:p>Precipitable water</text:p>
        </chart:title>
        <chart:legend chart:legend-position="end" svg:x="13.47cm" svg:y="3.705cm" style:legend-expansion="high" chart:style-name="ch3"/>
        <chart:plot-area chart:style-name="ch4" table:cell-range-address="Sheet1.A12:Sheet1.C18" chart:data-source-has-labels="row" svg:x="1.33cm" svg:y="1.275cm" svg:width="11.821cm" svg:height="6.569cm">
          <chartooo:coordinate-region svg:x="1.951cm" svg:y="1.474cm" svg:width="11.2cm" svg:height="5.723cm"/>
          <chart:axis chart:dimension="x" chart:name="primary-x" chart:style-name="ch5">
            <chart:title svg:x="6.257cm" svg:y="8.024cm" chart:style-name="ch6">
              <text:p>Forecast day</text:p>
            </chart:title>
          </chart:axis>
          <chart:axis chart:dimension="y" chart:name="primary-y" chart:style-name="ch7">
            <chart:title svg:x="0.451cm" svg:y="6.045cm" chart:style-name="ch8">
              <text:p>Mean squared error</text:p>
            </chart:title>
            <chart:grid chart:style-name="ch9" chart:class="major"/>
          </chart:axis>
          <chart:series chart:style-name="ch10" chart:values-cell-range-address="Sheet1.A12:Sheet1.A18" loext:label-string="persistence" chart:class="chart:bar">
            <chart:data-point chart:repeated="7"/>
          </chart:series>
          <chart:series chart:style-name="ch11" chart:values-cell-range-address="Sheet1.B12:Sheet1.B18" loext:label-string="emulator" chart:class="chart:bar">
            <chart:data-point chart:repeated="7"/>
          </chart:series>
          <chart:series chart:style-name="ch12" chart:values-cell-range-address="Sheet1.C12:Sheet1.C18" loext:label-string="variational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istence</text:p>
              </table:table-cell>
              <table:table-cell office:value-type="string">
                <text:p>emulator</text:p>
              </table:table-cell>
              <table:table-cell office:value-type="string">
                <text:p>variation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3178">
                <text:p>5.63178</text:p>
                <draw:g>
                  <svg:desc>Sheet1.A12:Sheet1.A18</svg:desc>
                </draw:g>
              </table:table-cell>
              <table:table-cell office:value-type="float" office:value="9.309">
                <text:p>9.309</text:p>
                <draw:g>
                  <svg:desc>Sheet1.B12:Sheet1.B18</svg:desc>
                </draw:g>
              </table:table-cell>
              <table:table-cell office:value-type="float" office:value="9.2838">
                <text:p>9.2838</text:p>
                <draw:g>
                  <svg:desc>Sheet1.C12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31381">
                <text:p>10.31381</text:p>
              </table:table-cell>
              <table:table-cell office:value-type="float" office:value="9.1359">
                <text:p>9.1359</text:p>
              </table:table-cell>
              <table:table-cell office:value-type="float" office:value="9.1159">
                <text:p>9.1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3">
                <text:p>12.3</text:p>
              </table:table-cell>
              <table:table-cell office:value-type="float" office:value="9.512">
                <text:p>9.512</text:p>
              </table:table-cell>
              <table:table-cell office:value-type="float" office:value="9.4218">
                <text:p>9.4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3091">
                <text:p>13.3091</text:p>
              </table:table-cell>
              <table:table-cell office:value-type="float" office:value="9.78933">
                <text:p>9.78933</text:p>
              </table:table-cell>
              <table:table-cell office:value-type="float" office:value="9.639">
                <text:p>9.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9029">
                <text:p>13.9029</text:p>
              </table:table-cell>
              <table:table-cell office:value-type="float" office:value="10.092">
                <text:p>10.092</text:p>
              </table:table-cell>
              <table:table-cell office:value-type="float" office:value="9.8852">
                <text:p>9.8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1586">
                <text:p>14.1586</text:p>
              </table:table-cell>
              <table:table-cell office:value-type="float" office:value="10.377">
                <text:p>10.377</text:p>
              </table:table-cell>
              <table:table-cell office:value-type="float" office:value="10.1422">
                <text:p>10.1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2608">
                <text:p>14.32608</text:p>
              </table:table-cell>
              <table:table-cell office:value-type="float" office:value="10.604">
                <text:p>10.604</text:p>
              </table:table-cell>
              <table:table-cell office:value-type="float" office:value="10.379">
                <text:p>10.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143cm" svg:y="0.316cm" chart:style-name="ch2">
          <text:p>Precipitable water</text:p>
        </chart:title>
        <chart:legend chart:legend-position="end" svg:x="13.47cm" svg:y="3.705cm" style:legend-expansion="high" chart:style-name="ch3"/>
        <chart:plot-area chart:style-name="ch4" table:cell-range-address="Sheet1.A2:Sheet1.B8 Sheet1.B12:Sheet1.B18" chart:data-source-has-labels="row" svg:x="1.33cm" svg:y="1.275cm" svg:width="11.821cm" svg:height="6.569cm">
          <chartooo:coordinate-region svg:x="1.951cm" svg:y="1.474cm" svg:width="11.2cm" svg:height="5.723cm"/>
          <chart:axis chart:dimension="x" chart:name="primary-x" chart:style-name="ch5">
            <chart:title svg:x="5.913cm" svg:y="8.024cm" chart:style-name="ch6">
              <text:p>Forecast timestep</text:p>
            </chart:title>
          </chart:axis>
          <chart:axis chart:dimension="y" chart:name="primary-y" chart:style-name="ch7">
            <chart:title svg:x="0.451cm" svg:y="6.045cm" chart:style-name="ch8">
              <text:p>Mean squared error</text:p>
            </chart:title>
            <chart:grid chart:style-name="ch9" chart:class="major"/>
          </chart:axis>
          <chart:series chart:style-name="ch10" chart:values-cell-range-address="Sheet1.A2:Sheet1.A8" loext:label-string="persistence" chart:class="chart:bar">
            <chart:data-point chart:repeated="7"/>
          </chart:series>
          <chart:series chart:style-name="ch11" chart:values-cell-range-address="Sheet1.B2:Sheet1.B8" loext:label-string="wrf" chart:class="chart:bar">
            <chart:data-point chart:repeated="7"/>
          </chart:series>
          <chart:series chart:style-name="ch12" chart:values-cell-range-address="Sheet1.B12:Sheet1.B18" loext:label-string="era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istence</text:p>
              </table:table-cell>
              <table:table-cell office:value-type="string">
                <text:p>wrf</text:p>
              </table:table-cell>
              <table:table-cell office:value-type="string">
                <text:p>era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7092">
                <text:p>5.57092</text:p>
                <draw:g>
                  <svg:desc>Sheet1.A2:Sheet1.A8</svg:desc>
                </draw:g>
              </table:table-cell>
              <table:table-cell office:value-type="float" office:value="8.667">
                <text:p>8.667</text:p>
                <draw:g>
                  <svg:desc>Sheet1.B2:Sheet1.B8</svg:desc>
                </draw:g>
              </table:table-cell>
              <table:table-cell office:value-type="float" office:value="9.309">
                <text:p>9.309</text:p>
                <draw:g>
                  <svg:desc>Sheet1.B12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2">
                <text:p>10.22</text:p>
              </table:table-cell>
              <table:table-cell office:value-type="float" office:value="8.51">
                <text:p>8.51</text:p>
              </table:table-cell>
              <table:table-cell office:value-type="float" office:value="9.1359">
                <text:p>9.1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177">
                <text:p>12.177</text:p>
              </table:table-cell>
              <table:table-cell office:value-type="float" office:value="8.85">
                <text:p>8.85</text:p>
              </table:table-cell>
              <table:table-cell office:value-type="float" office:value="9.512">
                <text:p>9.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78">
                <text:p>13.178</text:p>
              </table:table-cell>
              <table:table-cell office:value-type="float" office:value="9.11">
                <text:p>9.11</text:p>
              </table:table-cell>
              <table:table-cell office:value-type="float" office:value="9.78933">
                <text:p>9.78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762">
                <text:p>13.762</text:p>
              </table:table-cell>
              <table:table-cell office:value-type="float" office:value="9.376">
                <text:p>9.376</text:p>
              </table:table-cell>
              <table:table-cell office:value-type="float" office:value="10.092">
                <text:p>10.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059">
                <text:p>14.059</text:p>
              </table:table-cell>
              <table:table-cell office:value-type="float" office:value="9.644">
                <text:p>9.644</text:p>
              </table:table-cell>
              <table:table-cell office:value-type="float" office:value="10.377">
                <text:p>10.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9">
                <text:p>14.19</text:p>
              </table:table-cell>
              <table:table-cell office:value-type="float" office:value="9.877">
                <text:p>9.877</text:p>
              </table:table-cell>
              <table:table-cell office:value-type="float" office:value="10.604">
                <text:p>10.6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143cm" svg:y="0.316cm" chart:style-name="ch2">
          <text:p>Precipitable water</text:p>
        </chart:title>
        <chart:legend chart:legend-position="end" svg:x="13.47cm" svg:y="3.705cm" style:legend-expansion="high" chart:style-name="ch3"/>
        <chart:plot-area chart:style-name="ch4" table:cell-range-address="Sheet1.A22:Sheet1.C28" chart:data-source-has-labels="row" svg:x="1.33cm" svg:y="1.275cm" svg:width="11.821cm" svg:height="6.569cm">
          <chartooo:coordinate-region svg:x="1.951cm" svg:y="1.474cm" svg:width="11.2cm" svg:height="5.723cm"/>
          <chart:axis chart:dimension="x" chart:name="primary-x" chart:style-name="ch5">
            <chart:title svg:x="5.913cm" svg:y="8.024cm" chart:style-name="ch6">
              <text:p>Forecast timestep</text:p>
            </chart:title>
          </chart:axis>
          <chart:axis chart:dimension="y" chart:name="primary-y" chart:style-name="ch7">
            <chart:title svg:x="0.451cm" svg:y="6.045cm" chart:style-name="ch8">
              <text:p>Mean squared error</text:p>
            </chart:title>
            <chart:grid chart:style-name="ch9" chart:class="major"/>
          </chart:axis>
          <chart:series chart:style-name="ch10" chart:values-cell-range-address="Sheet1.A22:Sheet1.A28" loext:label-string="persistence" chart:class="chart:bar">
            <chart:data-point chart:repeated="7"/>
          </chart:series>
          <chart:series chart:style-name="ch11" chart:values-cell-range-address="Sheet1.B22:Sheet1.B28" loext:label-string="emulator" chart:class="chart:bar">
            <chart:data-point chart:repeated="7"/>
          </chart:series>
          <chart:series chart:style-name="ch12" chart:values-cell-range-address="Sheet1.C22:Sheet1.C28" loext:label-string="variational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istence</text:p>
              </table:table-cell>
              <table:table-cell office:value-type="string">
                <text:p>emulator</text:p>
              </table:table-cell>
              <table:table-cell office:value-type="string">
                <text:p>variation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3178">
                <text:p>5.63178</text:p>
                <draw:g>
                  <svg:desc>Sheet1.A22:Sheet1.A28</svg:desc>
                </draw:g>
              </table:table-cell>
              <table:table-cell office:value-type="float" office:value="9.56">
                <text:p>9.56</text:p>
                <draw:g>
                  <svg:desc>Sheet1.B22:Sheet1.B28</svg:desc>
                </draw:g>
              </table:table-cell>
              <table:table-cell office:value-type="float" office:value="9.5023">
                <text:p>9.5023</text:p>
                <draw:g>
                  <svg:desc>Sheet1.C22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31381">
                <text:p>10.31381</text:p>
              </table:table-cell>
              <table:table-cell office:value-type="float" office:value="9.3904">
                <text:p>9.3904</text:p>
              </table:table-cell>
              <table:table-cell office:value-type="float" office:value="9.259">
                <text:p>9.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3">
                <text:p>12.3</text:p>
              </table:table-cell>
              <table:table-cell office:value-type="float" office:value="9.659">
                <text:p>9.659</text:p>
              </table:table-cell>
              <table:table-cell office:value-type="float" office:value="9.4538">
                <text:p>9.4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3091">
                <text:p>13.3091</text:p>
              </table:table-cell>
              <table:table-cell office:value-type="float" office:value="9.8267">
                <text:p>9.8267</text:p>
              </table:table-cell>
              <table:table-cell office:value-type="float" office:value="9.5464">
                <text:p>9.5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9029">
                <text:p>13.9029</text:p>
              </table:table-cell>
              <table:table-cell office:value-type="float" office:value="10.0625">
                <text:p>10.0625</text:p>
              </table:table-cell>
              <table:table-cell office:value-type="float" office:value="9.7296">
                <text:p>9.7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1586">
                <text:p>14.1586</text:p>
              </table:table-cell>
              <table:table-cell office:value-type="float" office:value="10.3455">
                <text:p>10.3455</text:p>
              </table:table-cell>
              <table:table-cell office:value-type="float" office:value="9.9828">
                <text:p>9.9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2608">
                <text:p>14.32608</text:p>
              </table:table-cell>
              <table:table-cell office:value-type="float" office:value="10.568">
                <text:p>10.568</text:p>
              </table:table-cell>
              <table:table-cell office:value-type="float" office:value="10.2349">
                <text:p>10.23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